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Khmer OS" fo:font-size="16pt" officeooo:rsid="00044157" officeooo:paragraph-rsid="00044157"/>
    </style:style>
    <style:style style:name="P2" style:family="paragraph" style:parent-style-name="Standard">
      <style:text-properties officeooo:paragraph-rsid="00057b5e"/>
    </style:style>
    <style:style style:name="P3" style:family="paragraph" style:parent-style-name="Standard">
      <style:text-properties officeooo:paragraph-rsid="0006efd0"/>
    </style:style>
    <style:style style:name="P4" style:family="paragraph" style:parent-style-name="Standard">
      <style:text-properties officeooo:paragraph-rsid="00077725"/>
    </style:style>
    <style:style style:name="P5" style:family="paragraph" style:parent-style-name="Standard">
      <style:text-properties officeooo:paragraph-rsid="0007b03c"/>
    </style:style>
    <style:style style:name="T1" style:family="text">
      <style:text-properties officeooo:rsid="00057b5e"/>
    </style:style>
    <style:style style:name="T2" style:family="text">
      <style:text-properties style:font-name="Khmer OS" fo:font-size="16pt" officeooo:rsid="00044157"/>
    </style:style>
    <style:style style:name="T3" style:family="text">
      <style:text-properties style:font-name="Khmer OS" fo:font-size="16pt" officeooo:rsid="00057b5e"/>
    </style:style>
    <style:style style:name="T4" style:family="text">
      <style:text-properties style:font-name="Khmer OS" fo:font-size="16pt" officeooo:rsid="0006efd0"/>
    </style:style>
    <style:style style:name="T5" style:family="text">
      <style:text-properties style:font-name="Khmer OS" fo:font-size="16pt" officeooo:rsid="00077725"/>
    </style:style>
    <style:style style:name="T6" style:family="text">
      <style:text-properties style:font-name="Khmer OS" fo:font-size="16pt" officeooo:rsid="0007b03c"/>
    </style:style>
    <style:style style:name="T7" style:family="text">
      <style:text-properties style:font-name="Khmer OS" fo:font-size="16pt" fo:font-weight="bold" officeooo:rsid="0007b03c" style:font-weight-asian="bold" style:font-weight-complex="bold"/>
    </style:style>
    <style:style style:name="T8" style:family="text">
      <style:text-properties style:font-name="Khmer OS" fo:font-size="16pt" officeooo:rsid="0008d3ba"/>
    </style:style>
    <style:style style:name="T9" style:family="text">
      <style:text-properties officeooo:rsid="0007b03c"/>
    </style:style>
    <style:style style:name="T10" style:family="text">
      <style:text-properties officeooo:rsid="0008d3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6">Date: 02/Feb/2021</text:span></text:p>
      <text:p text:style-name="P5"><text:span text:style-name="T6">Name: Corn DaVeat<text:line-break/>Class: M3<text:line-break/></text:span></text:p>
      <text:p text:style-name="P5"><text:span text:style-name="T6">Topic: <text:s/></text:span><text:span text:style-name="T7">Finding the Job That’s Right for You</text:span></text:p>
      <text:p text:style-name="P1"/>
      <text:p text:style-name="P1"/>
      <text:p text:style-name="P2"><text:span text:style-name="T2"><text:tab/></text:span><text:span text:style-name="T3">Most people want to love, happy, and excited </text:span><text:span text:style-name="T8">with</text:span><text:span text:style-name="T3"> their jobs</text:span><text:span text:style-name="T8"> when</text:span><text:span text:style-name="T3"> getting out of bed in the every morning. So how do you find a job that right for you?</text:span></text:p>
      <text:p text:style-name="P3"><text:span text:style-name="T2"><text:tab/></text:span><text:span text:style-name="T3">First of all, you need to know about your characteristics, otherwise, <text:s/></text:span><text:span text:style-name="T8">D</text:span><text:span text:style-name="T3">o self-assessment. Self-assessment </text:span><text:span text:style-name="T4">will help you discover what you do best and what interests you, There are books, tests, and classes that also will help you answer these question: What am I good at? What do I like to do? What are my values?</text:span></text:p>
      <text:p text:style-name="P4"><text:span text:style-name="T3">First, </text:span><text:span text:style-name="T4">is to find out what you do best.</text:span><text:span text:style-name="T3"> Second, </text:span><text:span text:style-name="T4">is to find out what you <text:s text:c="4"/>enjoy doing, </text:span><text:span text:style-name="T5">and also find out your hobbies. Third, Life style is importance </text:span><text:span text:style-name="T8">because that is the way you live in your life</text:span><text:span text:style-name="T5">, Otherwise, don’t forget to think about what you hate doing and how importance money is to you.</text:span></text:p>
      <text:p text:style-name="P4"><text:span text:style-name="T5"><text:tab/>Finally, The answers to these questions will help you discover the job that is right for you. Example, a computer game designer might think education is importanc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2-02T22:43:49.782351379</dc:date>
    <meta:editing-duration>PT13M8S</meta:editing-duration>
    <meta:editing-cycles>6</meta:editing-cycles>
    <meta:document-statistic meta:table-count="0" meta:image-count="0" meta:object-count="0" meta:page-count="1" meta:paragraph-count="7" meta:word-count="184" meta:character-count="1015" meta:non-whitespace-character-count="828"/>
  </office:meta>
</office:document-meta>
</file>